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55a" officeooo:paragraph-rsid="0016355a"/>
    </style:style>
    <style:style style:name="P2" style:family="paragraph" style:parent-style-name="Standard">
      <style:text-properties officeooo:rsid="0016355a" officeooo:paragraph-rsid="001a06c4"/>
    </style:style>
    <style:style style:name="P3" style:family="paragraph" style:parent-style-name="Standard">
      <style:text-properties officeooo:rsid="00171740" officeooo:paragraph-rsid="00171740"/>
    </style:style>
    <style:style style:name="P4" style:family="paragraph" style:parent-style-name="Standard">
      <style:text-properties fo:font-weight="bold" officeooo:rsid="00171740" officeooo:paragraph-rsid="00171740" style:font-weight-asian="bold" style:font-weight-complex="bold"/>
    </style:style>
    <style:style style:name="P5" style:family="paragraph" style:parent-style-name="Standard">
      <style:text-properties officeooo:rsid="001a06c4" officeooo:paragraph-rsid="001a06c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1054" style:font-weight-asian="normal" style:font-weight-complex="normal"/>
    </style:style>
    <style:style style:name="T3" style:family="text">
      <style:text-properties fo:font-weight="normal" officeooo:rsid="001a06c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0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><text:span text:style-name="T5">- Worst-Case: Heisen går ikke, står rolig og responderer ikke.</text:span></text:p>
      <text:p text:style-name="P1">- </text:p>
      <text:p text:style-name="P1"/>
      <text:p text:style-name="P1">2. Kodeprogram: GO</text:p>
      <text:p text:style-name="P1">lagring eksternt: ungit</text:p>
      <text:p text:style-name="P1"/>
      <text:p text:style-name="P1">3. Hvorfor bruke multithreading</text:p>
      <text:p text:style-name="P1">Positiv:</text:p>
      <text:p text:style-name="P1">- En prosess holder seg responsiv ved at den kan ta I mot flere oppgaver. Køen kan gå flere steder.</text:p>
      <text:p text:style-name="P1">- En prosess holder seg opptatt ved at du kan gjøre ting på flere småprosesser på engang.</text:p>
      <text:p text:style-name="P1">- Multi prosessor opptatt. At en prosessor av f.eks. 4 kjører en oppgave mens de 3 andre er ledige til bruk.</text:p>
      <text:p text:style-name="P1">- Enklere koding av sammarbeids oppgaver. Bruke en tråd til å til en oppgave slik at kodingen blir enklere å kjøre gitt at de kan utføres parallelt.</text:p>
      <text:p text:style-name="P1"/>
      <text:p text:style-name="P1">Negativ:</text:p>
      <text:p text:style-name="P1">- Ikke en lineær tankegang</text:p>
      <text:p text:style-name="P1">- Ikke parallellseriebare oppgaver kan ikke realiseres. Fibonacci</text:p>
      <text:p text:style-name="P1">- Alle pakkene må komme fram</text:p>
      <text:p text:style-name="P1"/>
      <text:p text:style-name="P1">- Oppdeling I flere funksjoner gjør kodinga mye penere.</text:p>
      <text:p text:style-name="P1">- se negative</text:p>
      <text:p text:style-name="P1"/>
      <text:p text:style-name="P4">Processes: <text:span text:style-name="T1">(High-level) Utfører oppgaver og bruker ulike threads </text:span></text:p>
      <text:p text:style-name="P4"/>
      <text:p text:style-name="P4">Threads:<text:span text:style-name="T1"> Utfører en oppgave av en prosess</text:span></text:p>
      <text:p text:style-name="P4"/>
      <text:p text:style-name="P4">Green threads: <text:span text:style-name="T1">Tråder som ikke er lagd av OS, men av andre programmer. <text:s/></text:span></text:p>
      <text:p text:style-name="P4"/>
      <text:p text:style-name="P3"><text:span text:style-name="T4">Coroutines: </text:span><text:span text:style-name="T1">en komponent I programmet. Den kan stoppe og kjøre igjen flere tilgangspunkter (tråder). Dette egner seg godt for oppgaver som kjøres samtidig, og behandle loops, unntak, uendelige lister etc.</text:span></text:p>
      <text:p text:style-name="P3"/>
      <text:p text:style-name="P3"><text:span text:style-name="T1">- </text:span><text:span text:style-name="T2">Alle lager threads</text:span></text:p>
      <text:p text:style-name="P3"><text:span text:style-name="T2">- Python GIL operer som en lås som forhindrer <text:s/>flere av pythons egne tråder fra å kjøre på samme objekt</text:span></text:p>
      <text:p text:style-name="P3"><text:span text:style-name="T2">- </text:span><text:span text:style-name="T3">kan bruke multiprocessing module I python. Som gjør at du får flere ulike mutex istedet for 1 mutex. På den måten kan du kjøre flere funksjoner på samme tråd. </text:span></text:p>
      <text:p text:style-name="P3"><text:span text:style-name="T2">- GOMAXPROCS setter en begrensning på antall tråder et OS som kan kjøre user-level GO <text:s/>kode samtidig.</text:span></text:p>
      <text:p text:style-name="P3"/>
      <text:p text:style-name="P5"><text:span text:style-name="T2">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2:55:46.958875869</meta:creation-date>
    <dc:date>2015-01-15T14:57:45.809576060</dc:date>
    <meta:editing-duration>PT58M9S</meta:editing-duration>
    <meta:editing-cycles>1</meta:editing-cycles>
    <meta:document-statistic meta:table-count="0" meta:image-count="0" meta:object-count="0" meta:page-count="1" meta:paragraph-count="26" meta:word-count="270" meta:character-count="1554" meta:non-whitespace-character-count="1303"/>
    <meta:generator>LibreOffice/4.2.7.2$Linux_X86_64 LibreOffice_project/420m0$Build-2</meta:generator>
  </office:meta>
</office:document-meta>
</file>